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loext:contextual-spacing="true" fo:line-height="100%"/>
      <style:text-properties fo:font-variant="normal" fo:text-transform="none" fo:color="#000000" style:font-name="apple-system" fo:font-size="18pt" fo:letter-spacing="normal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Heading_20_4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List_20_Contents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List_20_Heading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color="#000000" fo:font-size="11pt" fo:font-style="normal" fo:font-weight="normal" officeooo:rsid="0016ba73" officeooo:paragraph-rsid="0016ba7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Heading_20_3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Heading_20_3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6pt" fo:letter-spacing="normal" fo:font-style="normal" style:text-underline-style="none" fo:font-weight="bold" officeooo:paragraph-rsid="0016ba73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List_20_Contents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List_20_Contents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normal" fo:font-weight="normal" officeooo:rsid="0016ba73" officeooo:paragraph-rsid="00174e47" style:font-style-asian="normal" style:font-weight-asian="normal" style:font-style-complex="normal" style:font-weight-complex="normal"/>
    </style:style>
    <style:style style:name="P12" style:family="paragraph" style:parent-style-name="List_20_Contents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List_20_Contents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italic" fo:font-weight="normal" officeooo:rsid="0016ba73" officeooo:paragraph-rsid="00174e47" style:font-style-asian="italic" style:font-weight-asian="normal" style:font-style-complex="italic" style:font-weight-complex="normal"/>
    </style:style>
    <style:style style:name="P14" style:family="paragraph" style:parent-style-name="List_20_Contents">
      <style:paragraph-properties fo:margin-top="0cm" fo:margin-bottom="0cm" loext:contextual-spacing="true" fo:line-height="100%" fo:orphans="2" fo:widows="2" fo:padding="0cm" fo:border="none"/>
      <style:text-properties fo:font-style="italic" officeooo:paragraph-rsid="00174e47" style:font-style-asian="italic" style:font-style-complex="italic"/>
    </style:style>
    <style:style style:name="P15" style:family="paragraph" style:parent-style-name="List_20_Contents">
      <style:paragraph-properties fo:margin-top="0cm" fo:margin-bottom="0cm" loext:contextual-spacing="true" fo:line-height="100%" fo:text-align="center" style:justify-single-word="false" fo:orphans="2" fo:widows="2" fo:padding="0cm" fo:border="none"/>
      <style:text-properties fo:font-weight="bold" officeooo:paragraph-rsid="00174e47" style:font-weight-asian="bold" style:font-weight-complex="bold"/>
    </style:style>
    <style:style style:name="P16" style:family="paragraph" style:parent-style-name="List_20_Heading">
      <style:paragraph-properties fo:margin-top="0cm" fo:margin-bottom="0cm" loext:contextual-spacing="true" fo:line-height="100%" fo:orphans="2" fo:widows="2" fo:padding="0cm" fo:border="none"/>
      <style:text-properties officeooo:paragraph-rsid="00174e47"/>
    </style:style>
    <style:style style:name="P17" style:family="paragraph" style:parent-style-name="List_20_Heading">
      <style:paragraph-properties fo:margin-top="0cm" fo:margin-bottom="0cm" loext:contextual-spacing="true" fo:line-height="100%" fo:orphans="2" fo:widows="2" fo:padding="0cm" fo:border="none"/>
      <style:text-properties fo:font-variant="normal" fo:text-transform="none" fo:color="#000000" style:font-name="apple-system" fo:font-size="12pt" fo:letter-spacing="normal" fo:font-style="normal" fo:font-weight="normal" officeooo:paragraph-rsid="00174e47" style:font-style-asian="normal" style:font-weight-asian="normal" style:font-style-complex="normal" style:font-weight-complex="normal"/>
    </style:style>
    <style:style style:name="P18" style:family="paragraph" style:parent-style-name="List_20_Heading">
      <style:paragraph-properties fo:margin-top="0cm" fo:margin-bottom="0cm" loext:contextual-spacing="true" fo:line-height="100%" fo:orphans="2" fo:widows="2" fo:padding="0cm" fo:border="none"/>
      <style:text-properties fo:font-variant="normal" fo:text-transform="none" fo:color="#000000" style:font-name="apple-system" fo:font-size="12pt" fo:letter-spacing="normal" fo:font-style="italic" fo:font-weight="normal" officeooo:paragraph-rsid="00174e47" style:font-style-asian="italic" style:font-weight-asian="normal" style:font-style-complex="italic" style:font-weight-complex="normal"/>
    </style:style>
    <style:style style:name="P19" style:family="paragraph" style:parent-style-name="List_20_Heading">
      <style:paragraph-properties fo:margin-top="0cm" fo:margin-bottom="0cm" loext:contextual-spacing="true" fo:line-height="100%" fo:orphans="2" fo:widows="2" fo:padding="0cm" fo:border="none"/>
      <style:text-properties fo:font-style="italic" officeooo:paragraph-rsid="00174e47" style:font-style-asian="italic" style:font-style-complex="italic"/>
    </style:style>
    <style:style style:name="P20" style:family="paragraph" style:parent-style-name="List_20_Heading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officeooo:paragraph-rsid="00174e47"/>
    </style:style>
    <style:style style:name="P21" style:family="paragraph" style:parent-style-name="List_20_Heading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normal" fo:font-weight="normal" officeooo:paragraph-rsid="00174e47" style:font-style-asian="normal" style:font-weight-asian="normal" style:font-style-complex="normal" style:font-weight-complex="normal"/>
    </style:style>
    <style:style style:name="P22" style:family="paragraph" style:parent-style-name="List_20_Heading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font-name="apple-system" fo:font-size="12pt" fo:letter-spacing="normal" fo:font-style="italic" fo:font-weight="normal" officeooo:paragraph-rsid="00174e47" style:font-style-asian="italic" style:font-weight-asian="normal" style:font-style-complex="italic" style:font-weight-complex="normal"/>
    </style:style>
    <style:style style:name="P23" style:family="paragraph" style:parent-style-name="List_20_Heading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style="italic" officeooo:paragraph-rsid="00174e47" style:font-style-asian="italic" style:font-style-complex="italic"/>
    </style:style>
    <style:style style:name="P24" style:family="paragraph" style:parent-style-name="Text_20_body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officeooo:rsid="0016ba73" officeooo:paragraph-rsid="0016ba73" style:text-blinking="false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officeooo:rsid="0016ba73" officeooo:paragraph-rsid="0016ba73" style:text-blinking="fals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font-variant="normal" fo:text-transform="none" fo:color="#111111" style:text-line-through-style="none" style:text-line-through-type="none" style:font-name="apple-system" fo:font-size="12pt" fo:letter-spacing="normal" fo:font-style="normal" style:text-underline-style="none" fo:font-weight="normal" officeooo:paragraph-rsid="0016ba73" style:text-blinking="false"/>
    </style:style>
    <style:style style:name="P27" style:family="paragraph" style:parent-style-name="Text_20_body">
      <style:paragraph-properties fo:margin-left="0cm" fo:margin-right="0cm" fo:margin-top="0cm" fo:margin-bottom="0cm" loext:contextual-spacing="true" fo:line-height="100%" fo:orphans="2" fo:widows="2" fo:text-indent="0cm" style:auto-text-indent="false" fo:padding="0cm" fo:border="none"/>
      <style:text-properties fo:color="#000000" fo:font-style="normal" fo:font-weight="normal" officeooo:paragraph-rsid="0016ba73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font-name="apple-system" fo:font-size="12pt" fo:letter-spacing="normal" fo:font-style="normal" fo:font-weight="normal" officeooo:rsid="0016ba73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font-name="apple-system" fo:font-size="12pt" fo:letter-spacing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apple-system" fo:font-size="12pt" fo:letter-spacing="normal" fo:font-weight="normal" officeooo:rsid="0016ba73" style:font-weight-asian="normal" style:font-weight-complex="normal"/>
    </style:style>
    <style:style style:name="T6" style:family="text">
      <style:text-properties fo:font-variant="normal" fo:text-transform="none" fo:color="#000000" style:font-name="apple-system" fo:font-size="12pt" fo:letter-spacing="normal" fo:font-style="italic" fo:font-weight="normal" officeooo:rsid="00174e47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font-name="apple-system" fo:font-size="12pt" fo:letter-spacing="normal" fo:font-style="italic" officeooo:rsid="00174e47" style:font-style-asian="italic" style:font-style-complex="italic"/>
    </style:style>
    <style:style style:name="T8" style:family="text">
      <style:text-properties fo:font-variant="normal" fo:text-transform="none" style:text-line-through-style="none" style:text-line-through-type="none" style:font-name="apple-system" fo:letter-spacing="normal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text-line-through-style="none" style:text-line-through-type="none" style:font-name="apple-system" fo:letter-spacing="normal" fo:font-style="italic" style:text-underline-style="none" fo:font-weight="bold" officeooo:rsid="0016ba73" style:text-blinking="false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style:text-line-through-style="none" style:text-line-through-type="none" style:font-name="apple-system" fo:letter-spacing="normal" fo:font-style="italic" style:text-underline-style="none" fo:font-weight="bold" officeooo:rsid="00174e47" style:text-blinking="false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text-line-through-style="none" style:text-line-through-type="none" style:font-name="apple-system" fo:letter-spacing="normal" style:text-underline-style="none" style:text-blinking="false"/>
    </style:style>
    <style:style style:name="T12" style:family="text">
      <style:text-properties fo:font-variant="normal" fo:text-transform="none" style:text-line-through-style="none" style:text-line-through-type="none" style:font-name="apple-system" fo:letter-spacing="normal" style:text-underline-style="none" officeooo:rsid="0016ba73" style:text-blinking="false"/>
    </style:style>
    <style:style style:name="T13" style:family="text">
      <style:text-properties fo:font-variant="normal" fo:text-transform="none" style:font-name="apple-system" fo:letter-spacing="normal"/>
    </style:style>
    <style:style style:name="T14" style:family="text">
      <style:text-properties fo:font-variant="normal" fo:text-transform="none" style:font-name="apple-system" fo:letter-spacing="normal" fo:font-style="italic" fo:font-weight="bold" officeooo:rsid="0016ba73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style:font-name="apple-system" fo:letter-spacing="normal" officeooo:rsid="0016ba73"/>
    </style:style>
    <style:style style:name="T16" style:family="text">
      <style:text-properties officeooo:rsid="0016ba73"/>
    </style:style>
    <style:style style:name="T17" style:family="text">
      <style:text-properties officeooo:rsid="00174e47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abriel Martins da Costa Medeiros</text:h>
      <text:h text:style-name="P2" text:outline-level="4">Brasileiro, 29 anos</text:h>
      <text:p text:style-name="P5"/>
      <text:p text:style-name="P6"><text:span text:style-name="T9">E-mail:</text:span><text:span text:style-name="T12"> </text:span><text:span text:style-name="T11">gabriel.medeiros@estudante.ufjf.br</text:span><text:span text:style-name="T13"><text:line-break/></text:span><text:span text:style-name="T14">Telefone:</text:span><text:span text:style-name="T15"> </text:span><text:span text:style-name="T11">(32) 9 9106 4755</text:span><text:span text:style-name="T13"><text:line-break/></text:span><text:span text:style-name="T14">Localização:</text:span><text:span text:style-name="T15"> </text:span><text:span text:style-name="T11">Juiz de Fora – MG</text:span></text:p>
      <text:p text:style-name="P7"><text:span text:style-name="T8">linkedin:</text:span><text:span text:style-name="T11"> </text:span><text:a xlink:type="simple" xlink:href="https://www.linkedin.com/in/gabrielmed/" text:style-name="Internet_20_link" text:visited-style-name="Visited_20_Internet_20_Link">linkedin.com/in/gabrielmed/</text:a></text:p>
      <text:p text:style-name="P7"><text:span text:style-name="T10">G</text:span><text:span text:style-name="T8">it</text:span><text:span text:style-name="T10">H</text:span><text:span text:style-name="T8">ub:</text:span><text:span text:style-name="T11"> </text:span><text:a xlink:type="simple" xlink:href="https://github.com/gabmm" text:style-name="Internet_20_link" text:visited-style-name="Visited_20_Internet_20_Link">github.com/gabmm</text:a></text:p>
      <text:p text:style-name="P7"><text:span text:style-name="T8">Website pessoal:</text:span><text:span text:style-name="T11"> </text:span><text:a xlink:type="simple" xlink:href="https://gabmm.github.io/" text:style-name="Internet_20_link" text:visited-style-name="Visited_20_Internet_20_Link">gabmm.github.io</text:a></text:p>
      <text:p text:style-name="P24"><text:line-break/><text:span text:style-name="T22">Objetivo</text:span></text:p>
      <text:p text:style-name="P25"><text:span text:style-name="T21"/></text:p>
      <text:p text:style-name="P26"><text:tab/><text:span text:style-name="T17">A</text:span>companhar e dar suporte, como estagiário, a especialistas das diversas áreas da computação de forma a familiarizar-me com os desafios da profissão.</text:p>
      <text:p text:style-name="P27"/>
      <text:h text:style-name="P9" text:outline-level="3">Formação Acadêmica</text:h>
      <text:p text:style-name="P5"/>
      <text:p text:style-name="P21">• Bacharelado em <text:span text:style-name="T20">Engenharia Química</text:span></text:p>
      <text:p text:style-name="P22">Universidade Federal de São João Del Rei, UFSJ (2010 – 2017)</text:p>
      <text:p text:style-name="P3"/>
      <text:p text:style-name="P17">• <text:a xlink:type="simple" xlink:href="https://gabmm.github.io/historico.html" text:style-name="Internet_20_link" text:visited-style-name="Visited_20_Internet_20_Link">Bacharelado em </text:a><text:a xlink:type="simple" xlink:href="https://gabmm.github.io/historico.html" text:style-name="Internet_20_link" text:visited-style-name="Visited_20_Internet_20_Link"><text:span text:style-name="T20">Ciência da Computação</text:span></text:a></text:p>
      <text:p text:style-name="P18">Universidade Federal de Juiz de Fora, UFJF (2019 – presente)</text:p>
      <text:p text:style-name="P10"/>
      <text:h text:style-name="P8" text:outline-level="3">Idiomas</text:h>
      <text:p text:style-name="P5"/>
      <text:p text:style-name="P4">• Inglês Avançado</text:p>
      <text:p text:style-name="P12">Bridge Over Cam Curso de Inglês (2004 - 2009)<text:line-break/>Brazil Scientific Mobility Program (Ciências sem Fronteiras) (2014 – 2015)</text:p>
      <text:p text:style-name="P10"/>
      <text:h text:style-name="P8" text:outline-level="3">Projetos em Computação</text:h>
      <text:p text:style-name="P5"/>
      <text:p text:style-name="P20"><text:span text:style-name="T1">• </text:span><text:a xlink:type="simple" xlink:href="https://gabmm.github.io/projloja" text:style-name="Internet_20_link" text:visited-style-name="Visited_20_Internet_20_Link">Projeto Software de Loja</text:a></text:p>
      <text:p text:style-name="P23"><text:span text:style-name="T4">Software de controle a administração de loja de informática. Escrito em Java </text:span><text:span text:style-name="T5">(</text:span><text:span text:style-name="T4">2021)</text:span></text:p>
      <text:p text:style-name="P3"/>
      <text:p text:style-name="P11">• <text:a xlink:type="simple" xlink:href="https://gabmm.github.io/" text:style-name="Internet_20_link" text:visited-style-name="Visited_20_Internet_20_Link">Website Pessoal</text:a></text:p>
      <text:p text:style-name="P13">GitHub Pages, usando Jekyll, com o intuito de servir como currículo online. Escrito em HTML (2021)</text:p>
      <text:p text:style-name="P3"/>
      <text:p text:style-name="P16"><text:span text:style-name="T1">• </text:span><text:a xlink:type="simple" xlink:href="https://gabmm.github.io/projgrafos" text:style-name="Internet_20_link" text:visited-style-name="Visited_20_Internet_20_Link">Projeto de Grafos</text:a></text:p>
      <text:p text:style-name="P19"><text:span text:style-name="T4">Programa que resolve problemas comuns em grafos. Escrito em C++ (2020)</text:span></text:p>
      <text:p text:style-name="P3"/>
      <text:p text:style-name="P16"><text:span text:style-name="T1">• </text:span><text:a xlink:type="simple" xlink:href="https://gabmm.github.io/petrolrun" text:style-name="Internet_20_link" text:visited-style-name="Visited_20_Internet_20_Link">Game Corrida do Petróleo</text:a></text:p>
      <text:p text:style-name="P19"><text:span text:style-name="T4">Game estratégico. Escrito em Scratch (2019)</text:span></text:p>
      <text:p text:style-name="P3"/>
      <text:p text:style-name="P16"><text:span text:style-name="T1">• </text:span><text:a xlink:type="simple" xlink:href="https://gabmm.github.io/gabigol" text:style-name="Internet_20_link" text:visited-style-name="Visited_20_Internet_20_Link">Game Conquista do Hepta</text:a></text:p>
      <text:p text:style-name="P19"><text:span text:style-name="T4">Game de tiro ao alvo com temático de futebol. Escrito em Scratch (2019)</text:span></text:p>
      <text:p text:style-name="P14"><text:span text:style-name="T4"/></text:p>
      <text:p text:style-name="P14"><text:span text:style-name="T4"/></text:p>
      <text:p text:style-name="P15"><text:span text:style-name="T7">Juiz de Fora, 8 de Abril de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7:50:17.483974111</meta:creation-date>
    <meta:editing-duration>PT13M28S</meta:editing-duration>
    <meta:editing-cycles>5</meta:editing-cycles>
    <meta:generator>LibreOffice/6.4.6.2$Linux_X86_64 LibreOffice_project/40$Build-2</meta:generator>
    <dc:date>2021-04-09T18:03:43.560987787</dc:date>
    <meta:document-statistic meta:table-count="0" meta:image-count="0" meta:object-count="0" meta:page-count="1" meta:paragraph-count="28" meta:word-count="196" meta:character-count="1290" meta:non-whitespace-character-count="1116"/>
  </office:meta>
</office:document-meta>
</file>